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967c6a" officeooo:paragraph-rsid="001cfb1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935c03" officeooo:paragraph-rsid="001cfb11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946b08" officeooo:paragraph-rsid="001cfb1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96252c" officeooo:paragraph-rsid="001cfb1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italic" fo:font-weight="normal" officeooo:rsid="012b3198" officeooo:paragraph-rsid="001cfb11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8d2635" officeooo:paragraph-rsid="001cfb11" style:font-size-asian="12pt" style:font-style-asian="italic" style:font-size-complex="12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8d2635" officeooo:paragraph-rsid="001cfb11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rsid="008e748d" officeooo:paragraph-rsid="001cfb11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rsid="00906fe7" officeooo:paragraph-rsid="001cfb11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rsid="00918178" officeooo:paragraph-rsid="001cfb11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rsid="00923238" officeooo:paragraph-rsid="001cfb11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officeooo:rsid="00935c03" officeooo:paragraph-rsid="001cfb11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officeooo:paragraph-rsid="001cfb11"/>
    </style:style>
    <style:style style:name="P14" style:family="paragraph" style:parent-style-name="Standard">
      <style:paragraph-properties fo:text-align="start" style:justify-single-word="false"/>
      <style:text-properties fo:color="#000000" officeooo:rsid="009eb229" officeooo:paragraph-rsid="001cfb11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erif" fo:font-style="italic" officeooo:rsid="009eb229" officeooo:paragraph-rsid="001cfb11" style:font-style-asian="italic" style:font-style-complex="italic"/>
    </style:style>
    <style:style style:name="P16" style:family="paragraph" style:parent-style-name="Heading_20_2">
      <style:paragraph-properties fo:text-align="center" style:justify-single-word="false"/>
      <style:text-properties style:font-name="Liberation Serif" fo:font-size="12pt" fo:font-style="italic" officeooo:rsid="008d2635" officeooo:paragraph-rsid="001cfb11" style:font-size-asian="12pt" style:font-style-asian="italic" style:font-size-complex="12pt" style:font-style-complex="italic"/>
    </style:style>
    <style:style style:name="T1" style:family="text">
      <style:text-properties officeooo:rsid="01776940"/>
    </style:style>
    <style:style style:name="T2" style:family="text">
      <style:text-properties officeooo:rsid="016ee0cd"/>
    </style:style>
    <style:style style:name="T3" style:family="text">
      <style:text-properties officeooo:rsid="008e748d"/>
    </style:style>
    <style:style style:name="T4" style:family="text">
      <style:text-properties officeooo:rsid="00918178"/>
    </style:style>
    <style:style style:name="T5" style:family="text">
      <style:text-properties officeooo:rsid="0170a04c"/>
    </style:style>
    <style:style style:name="T6" style:family="text">
      <style:text-properties officeooo:rsid="012b17a8"/>
    </style:style>
    <style:style style:name="T7" style:family="text">
      <style:text-properties officeooo:rsid="01726613"/>
    </style:style>
    <style:style style:name="T8" style:family="text">
      <style:text-properties officeooo:rsid="00923238"/>
    </style:style>
    <style:style style:name="T9" style:family="text">
      <style:text-properties officeooo:rsid="017550bb"/>
    </style:style>
    <style:style style:name="T10" style:family="text">
      <style:text-properties officeooo:rsid="01745f7a"/>
    </style:style>
    <style:style style:name="T11" style:family="text">
      <style:text-properties officeooo:rsid="012b3198"/>
    </style:style>
    <style:style style:name="T12" style:family="text">
      <style:text-properties style:font-name="Liberation Serif" fo:font-size="12pt" officeooo:rsid="00935c03" style:font-size-asian="12pt" style:font-size-complex="12pt"/>
    </style:style>
    <style:style style:name="T13" style:family="text">
      <style:text-properties fo:font-variant="normal" fo:text-transform="none" style:font-name="Liberation Serif" fo:font-size="12pt" fo:letter-spacing="normal" officeooo:rsid="00935c03" style:font-size-asian="12pt" style:font-size-complex="12pt"/>
    </style:style>
    <style:style style:name="T14" style:family="text">
      <style:text-properties fo:font-variant="normal" fo:text-transform="none" style:font-name="Liberation Serif" fo:font-size="12pt" fo:letter-spacing="normal" officeooo:rsid="009eb229" style:font-size-asian="12pt" style:font-size-complex="12pt"/>
    </style:style>
    <style:style style:name="T15" style:family="text">
      <style:text-properties fo:font-variant="normal" fo:text-transform="none" style:font-name="Liberation Serif" fo:font-size="12pt" fo:letter-spacing="normal" fo:font-style="normal" fo:font-weight="normal" officeooo:rsid="00935c03" style:font-size-asian="12pt" style:font-size-complex="12pt"/>
    </style:style>
    <style:style style:name="T16" style:family="text">
      <style:text-properties fo:font-variant="normal" fo:text-transform="none" style:text-position="super 58%" style:font-name="Liberation Serif" fo:font-size="12pt" fo:letter-spacing="normal" fo:font-style="normal" fo:font-weight="bold" officeooo:rsid="00935c03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style:text-position="0% 100%" style:font-name="Liberation Serif" fo:font-size="12pt" fo:letter-spacing="normal" fo:font-style="normal" fo:font-weight="normal" officeooo:rsid="00935c03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style:text-position="0% 100%" style:font-name="Liberation Serif" fo:font-size="12pt" fo:letter-spacing="normal" fo:font-style="normal" fo:font-weight="normal" officeooo:rsid="017550bb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style:text-position="0% 100%" style:font-name="Liberation Serif" fo:font-size="12pt" fo:letter-spacing="normal" fo:font-style="normal" fo:font-weight="normal" officeooo:rsid="009eb229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style:text-position="0% 100%" fo:font-size="12pt" fo:letter-spacing="normal" fo:font-weight="normal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style:text-position="0% 100%" fo:font-size="12pt" fo:letter-spacing="normal" fo:font-weight="normal" officeooo:rsid="012b3198" style:font-size-asian="12pt" style:font-weight-asian="normal" style:font-size-complex="12pt" style:font-weight-complex="normal"/>
    </style:style>
    <style:style style:name="T22" style:family="text">
      <style:text-properties officeooo:rsid="0175caac"/>
    </style:style>
    <style:style style:name="T23" style:family="text">
      <style:text-properties officeooo:rsid="01d72c37"/>
    </style:style>
    <style:style style:name="T24" style:family="text">
      <style:text-properties officeooo:rsid="01769f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2"/>
      <text:p text:style-name="P6"/>
      <text:p text:style-name="P7">Меня зачислили студентом первого курса, но триумфальный отъезд в Конотоп попытался <text:span text:style-name="T2">омрачить</text:span> комендант общежития. </text:p>
      <text:p text:style-name="P7"><text:span text:style-name="T2">В </text:span>окне моей комнаты <text:span text:style-name="T2">о</text:span>н обнаружил недостачу одного <text:span text:style-name="T2">стекла</text:span>.</text:p>
      <text:p text:style-name="P7"><text:span text:style-name="T2">Его</text:span> там не <text:span text:style-name="T2">хватало</text:span> и при моём вселении, но он и слушать не хотел — плати и всё! Или <text:span text:style-name="T2">ищи</text:span> мастера, <text:span text:style-name="T2">который</text:span> встави<text:span text:style-name="T2">т</text:span>.</text:p>
      <text:p text:style-name="P7"><text:span text:style-name="T2">Указанной им</text:span> суммы у меня <text:s/>не оказалось <text:span text:style-name="T3">и крайне возмущала несправедливость ситуации. Оставшись один, я поднялся этажом выше и вытащил стекло из окна в туалете. Размеры полностью совпали. </text:span></text:p>
      <text:p text:style-name="P8">Как я люблю стандартизацию!</text:p>
      <text:p text:style-name="P8">Комендант, правда, придирался, что стекло явно б/у, то есть бывшее в употреблении, но я оправдался тем, что покупал его с рук, на базаре, и не заметил следов краски по краям.</text:p>
      <text:p text:style-name="P8"/>
      <text:p text:style-name="P9">Ольге не нравилась вся эта затея с получением высшего образования, тем более на учителя. Английский язык она вообще за специальность не считала — его обязан знать любой и <text:span text:style-name="T2">каждый даже </text:span>без всякого вуза, так ей детский доктор говорил, <text:span text:style-name="T4">однажды вызванный по случаю простуды Леночки.</text:span></text:p>
      <text:p text:style-name="P10"><text:span text:style-name="T2">В</text:span> ответ <text:span text:style-name="T2">я говор</text:span>ил, что доктор тот <text:span text:style-name="T2">слишком</text:span> умный и что по субботам <text:span text:style-name="T5">я </text:span>буду приезжать.</text:p>
      <text:p text:style-name="P10"><text:span text:style-name="T5">Е</text:span>ё <text:span text:style-name="T5">малость </text:span>утеши<text:span text:style-name="T5">ло</text:span>, <text:span text:style-name="T5">что </text:span>я <text:span text:style-name="T5">не противился</text:span>, <text:span text:style-name="T5">когда ей захотелось</text:span> покрасить <text:span text:style-name="T5">мои</text:span> волосы перекисью водорода. </text:p>
      <text:p text:style-name="P10">Вот почему на общем снимке первокурс<text:span text:style-name="T5">ников</text:span> 1975 год<text:span text:style-name="T5">а</text:span> факультета английского языка нежинского государственного педагогического института, он же НГПИ, <text:s/>я, как и положено герою нашего времени, блондин с тёмными усами.</text:p>
      <text:p text:style-name="P10"/>
      <text:p text:style-name="P10">Курс подразделялся на четыре группы по двенадцать человек, из которых только один мужского пола. Такое же процентное соотношение сохранялось и на прочих курсах факультета.</text:p>
      <text:p text:style-name="P10">Из-за того что я крашены<text:span text:style-name="T6">й</text:span> блондин, вокруг меня начал увиваться местный юноша с интонациями мальчика из Нальчика. <text:s/></text:p>
      <text:p text:style-name="P10"><text:span text:style-name="T5">Шокированный матом стройбата</text:span>, он отстал , <text:span text:style-name="T5">но </text:span>трагически <text:span text:style-name="T5">оповестил</text:span>, что жизнь его разбита <text:s/>— <text:span text:style-name="T6">из-за меня </text:span>он не поехал в Москву, хот<text:span text:style-name="T5">я</text:span> и мог бы.</text:p>
      <text:p text:style-name="P10">Ольга незамедлительно поставила меня в известность, что в Нежине <text:span text:style-name="T5">я </text:span>тусуюсь с пидорами. </text:p>
      <text:p text:style-name="P10"><text:span text:style-name="T5">На моё требование</text:span> <text:s/>назвать <text:span text:style-name="T5">источник лживой</text:span> информаци<text:span text:style-name="T5">и, о</text:span>на указала некоего Шурика, чья сестра тоже учи<text:span text:style-name="T5">тся</text:span> в НГПИ на математичку.</text:p>
      <text:p text:style-name="P10">В Лунатике на танцах Лялька, по моей просьбе, вызвал Шурика в неосвещённую аллею <text:span text:style-name="T7">поговорить</text:span> <text:s/>со мной. Я ударил Шурик по лицу и <text:span text:style-name="T7">тот </text:span>убежал. </text:p>
      <text:p text:style-name="P10">Преследовать <text:s/>я не стал, а <text:span text:style-name="T7">лишь</text:span> кричал вслед по-стройбатовски :</text:p>
      <text:p text:style-name="P10">- Иди сюда, бля!..</text:p>
      <text:p text:style-name="P10">Странный способ вернуть убегающего, если вдуматься.</text:p>
      <text:p text:style-name="P10"/>
      <text:p text:style-name="P10">Занятия в Старом корпусе длились с девяти до почти двух, <text:span text:style-name="T8">или полтретьего, а потом по широкой асфальтной дорожке я шёл мимо Нового корпуса, обложенного плиткой песчаного цвета и обсаженного густыми раскидистыми ивами, к краснокирпичному корпусу студенческого общежития, оно же общага.</text:span></text:p>
      <text:p text:style-name="P11">Напротив общаги стоит высокая двухэтажная столовая в стекляно-кубическом стиле.</text:p>
      <text:p text:style-name="P11">Большой зал на втором этаже заполня<text:span text:style-name="T9">ют</text:span> квадрат<text:span text:style-name="T10">н</text:span>ы<text:span text:style-name="T10">е</text:span> столик<text:span text:style-name="T10">и</text:span>, <text:span text:style-name="T10">шум </text:span>голос<text:span text:style-name="T10">ов</text:span> пришедших на <text:span text:style-name="T10">обед</text:span> студентов, <text:span text:style-name="T10">журчание</text:span> воды в посудомойке, бряцанье кухонной утвари, <text:span text:style-name="T9">звяк </text:span><text:s/>тарелок <text:span text:style-name="T6">с <text:s/>хавкой, переставляемых на</text:span> подносы, <text:s/><text:span text:style-name="T6">стук </text:span>подносов об узкие рейки, по которым их <text:span text:style-name="T9">тащат</text:span> вдоль прилавка <text:span text:style-name="T9">кухни </text:span>в сторону <text:span text:style-name="T11">восседающей</text:span> в конце пути кассирш<text:span text:style-name="T9">и</text:span> в белом халате и белом матерчатом раструбе на волосах.</text:p>
      <text:p text:style-name="P11"><text:soft-page-break/>Орден монахинь-кассиреанок.</text:p>
      <text:p text:style-name="P11"><text:span text:style-name="T9">Мимолётный </text:span><text:s/>взгляд <text:s/>на <text:span text:style-name="T9">содержимое</text:span> поднос<text:span text:style-name="T9">а</text:span>, <text:span text:style-name="T9">и кассирша</text:span> оглаша<text:span text:style-name="T9">ет</text:span> приговор — от 60 коп. <text:span text:style-name="T9"><text:s/></text:span>до 1 руб. — принима<text:span text:style-name="T9">ет</text:span> плату, да<text:span text:style-name="T9">ёт</text:span> сдачу и с лязгом выбив<text:span text:style-name="T9">ает очередной </text:span>чек из аппарата <text:span text:style-name="T9">и тот добавляется в ворох таких же бумажек</text:span>.</text:p>
      <text:p text:style-name="P11"><text:span text:style-name="T9">Порой</text:span> особо любознательные студенты, <text:span text:style-name="T9">из чисто научного любопытства</text:span>, брали одинаковый набор еды <text:span text:style-name="T9">находясь</text:span> в разных местах подвижной очереди,.</text:p>
      <text:p text:style-name="P12">Оценки кассиршей таких контрольных наборов не совпадали между собой. </text:p>
      <text:p text:style-name="P12">Она творила цену на лету, по вдохновению, с учётом внешнего вида клиента, погодных условий на дворе и уровня шума в зале.</text:p>
      <text:p text:style-name="P13"><text:span text:style-name="T12">Поев, посетители спускались на первый этаж мимо запредельно краткой мудрости </text:span><text:span text:style-name="T13"><text:s/></text:span><text:span text:style-name="T14">Е</text:span><text:span text:style-name="T15"> = mc</text:span><text:span text:style-name="T16">2 </text:span><text:span text:style-name="T17"><text:s/>, начертанной на стене лестничной площадки.</text:span></text:p>
      <text:p text:style-name="P13"><text:span text:style-name="T17">Пустое брюхо к ученью глухо, а после обеда, </text:span><text:span text:style-name="T18">глядишь, и</text:span><text:span text:style-name="T17"> пости</text:span><text:span text:style-name="T18">гнется</text:span><text:span text:style-name="T17"> </text:span><text:span text:style-name="T19">теори</text:span><text:span text:style-name="T18">я</text:span><text:span text:style-name="T19"> относительности</text:span><text:span text:style-name="T17">.</text:span></text:p>
      <text:p text:style-name="P14"/>
      <text:p text:style-name="P15"><text:span text:style-name="T21">(...к</text:span><text:span text:style-name="T20">стати, неизвестно кто мудрее — Эйнштейн, или тот, кто нашёл такое правильное место применения его формуле...</text:span><text:span text:style-name="T21">)</text:span></text:p>
      <text:p text:style-name="P5"/>
      <text:p text:style-name="P2">На первом этаже находился вечно запертый зал торжеств, где два раза в год случались свадьбы.</text:p>
      <text:p text:style-name="P2">Выйдя на высокое крыльцо можно ещё свернуть в стеклянную дверь небольшой светлой кондитерской с двумя продавщицами в белых халатах и обычным ассортиментом песочных пирожных за 22 коп., вчерашних пончиков и табачных иделий.</text:p>
      <text:p text:style-name="P2">Сигареты были не ахти — сыроваты, но «Беломор-канал» <text:span text:style-name="T22">самого</text:span> превосходного качества — сухие, набитые податливым табаком папиросы, что очень важно. </text:p>
      <text:p text:style-name="P3">Расчувствовавшись, я однажды потребовал у продавщиц «Книгу Жалоб и Предложений «и вписал туда благодарность на этот счёт, которая заканчивалась словами «спасибо, родные!»</text:p>
      <text:p text:style-name="P3">Графоман всегда найдёт повод предаться своей скрытой страсти.</text:p>
      <text:p text:style-name="P3"/>
      <text:p text:style-name="P3">Теперь можно вернуться к общаге.</text:p>
      <text:p text:style-name="P3">У входа её три колонны из широких железных труб поддерживают плоский бетонный навес. Каждая из труб, если по ней ударить, издаёт звук различной высоты. На этих колоннах можно сыграть «до-ре-ми до-ре-до», настолько точны интервалы высоты тона нот издаваемых <text:span text:style-name="T22">железными трубами</text:span>.</text:p>
      <text:p text:style-name="P3">В НГПИ имеется отделение учителей пения, но честь данного музыкального открытия принадлежит студенту английского факультета, он же англофак, которого я уже не застал.</text:p>
      <text:p text:style-name="P3">Что до самой музыкальной фразы, то она является старинным лабуховским матюком. </text:p>
      <text:p text:style-name="P3">Стоит её сыграть и любой лабух усечёт, что <text:span text:style-name="T22">это </text:span>ты ко<text:span text:style-name="T22">го</text:span>-то <text:span text:style-name="T22">посылаешь</text:span>:</text:p>
      <text:p text:style-name="P3">- Да пошёл ты на <text:span text:style-name="T23">хуй</text:span>!</text:p>
      <text:p text:style-name="P3">По одному слогу под каждую ноту.</text:p>
      <text:p text:style-name="P3"/>
      <text:p text:style-name="P3">За <text:span text:style-name="T22">остеклённой </text:span>входной дверью — <text:span text:style-name="T11">небольшой прозрачный</text:span> <text:s/>тамбур с<text:span text:style-name="T22">о следующей </text:span>дверь<text:span text:style-name="T22">ю </text:span>— в вестибюль.</text:p>
      <text:p text:style-name="P3">Тут, в правом углу, стол дежурной вахтёрши. <text:span text:style-name="T22">К стене над </text:span>её над головой <text:span text:style-name="T11">прибит </text:span><text:s/>квадрат<text:span text:style-name="T22">ный</text:span> <text:span text:style-name="T22">щит из </text:span>фанеры, утыканный гвоздиками, на которых висят ключи от комнат.</text:p>
      <text:p text:style-name="P3">Если гвоздик под номером 72 пуст, значит кто-то из моих сожителей <text:span text:style-name="T22">сейчас </text:span>в комнате и ключ у него.</text:p>
      <text:p text:style-name="P3">По коридору позади вестибюля можно свернуть налево, или направо — всё равно; и там, и там выйдешь к лестнице на верхние этажи. Но мне ближе по левой.</text:p>
      <text:p text:style-name="P3">Этажи <text:s text:c="2"/>поделены между факультетами; второй этаж — биофак, третий — англофак, четвёртый — математика и пятый — музпед.</text:p>
      <text:p text:style-name="P4">На любом этаже с лестни<text:span text:style-name="T22">чной площадки</text:span> <text:span text:style-name="T22">в</text:span>ходишь в длинный полутёмный коридор, <text:span text:style-name="T22">в дальних концах которого по одному окну </text:span>— <text:span text:style-name="T22">от</text:span> пола <text:span text:style-name="T22">до потолка</text:span>. Всё остальное убранство составляют <text:soft-page-break/>стены да двери над <text:span text:style-name="T22">тёмным</text:span> бетон<text:span text:style-name="T22">о</text:span>м <text:span text:style-name="T22">шлифованного </text:span>пол<text:span text:style-name="T22">а</text:span>. </text:p>
      <text:p text:style-name="P4">Крайняя дверь у окна справа ведёт в умывальник, а та, что напротив неё, в мужской туалет. <text:span text:style-name="T22">На</text:span> противоположном конце длинного коридора <text:span text:style-name="T22">всё в точности так же</text:span>, только там туалет женский.</text:p>
      <text:p text:style-name="P4"/>
      <text:p text:style-name="P4">Комната 72 <text:span text:style-name="T22">через стенку</text:span> с умывальником. </text:p>
      <text:p text:style-name="P4"><text:span text:style-name="T22">К</text:span>ак войдёшь, <text:span text:style-name="T24">за дверью по обе стóроны,</text:span> фанерные шкафчики до потолка, для верхней одежды, <text:span text:style-name="T24">два и два</text:span>. Вслед за <text:span text:style-name="T24">шкафчиками комната становится чуть шире</text:span> — <text:s/><text:span text:style-name="T24">и в промежутке до</text:span> широк<text:span text:style-name="T24">ого</text:span> трёхстворчат<text:span text:style-name="T24">ого</text:span> окн<text:span text:style-name="T24">а</text:span> <text:span text:style-name="T24">с</text:span> форточкой <text:span text:style-name="T24">умещается кровать, тумбочка, кровать, с каждой стороны</text:span>.</text:p>
      <text:p text:style-name="P4">В центре комнаты тёмно-коричневый стол с задвинутыми под него стульями — иначе не пройти к окну. <text:s/></text:p>
      <text:p text:style-name="P4">Под подоконником ещё две тумбочки. Чтоб вышло по одной на каждого жильца. </text:p>
      <text:p text:style-name="P4">На стенах засаленные, местами драные обои. <text:s/></text:p>
      <text:p text:style-name="P4">В белёном пыльном потолке круглая жестяная коробка для лампочки. Имеются две розетки и выключатель у двери.</text:p>
      <text:p text:style-name="P4">Но с полуночи и до шести утра свет в комнатах выключает дежурная вахтёрша рубильником электрощита на первом этаже.</text:p>
      <text:p text:style-name="P4"/>
      <text:p text:style-name="P4"><text:span text:style-name="T1">Тех, к</text:span>о<text:span text:style-name="T1">му</text:span> охота грызть гранит науки, <text:s/>на первом <text:span text:style-name="T1">ждёт</text:span> читальный зал с такими же коричневыми столами и круглосуточным освещением; рядом с залом для просмотра телепередач.</text:p>
      <text:p text:style-name="P1">Читальный <text:span text:style-name="T1">зал </text:span>пустеет задолго до полуночи, и <text:span text:style-name="T1">зал с</text:span> телевизор<text:span text:style-name="T1">ом</text:span> тоже, если <text:span text:style-name="T1">только </text:span>не передают международный <text:span text:style-name="T1">матч по </text:span>футбол<text:span text:style-name="T1">у</text:span> или премьеру телефильма с Андреем Мироновы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6:00:42.590976455</meta:creation-date>
    <dc:date>2017-03-02T16:00:47.238480580</dc:date>
    <dc:creator>sehrguey </dc:creator>
    <meta:editing-duration>PT4S</meta:editing-duration>
    <meta:editing-cycles>1</meta:editing-cycles>
    <meta:document-statistic meta:table-count="0" meta:image-count="0" meta:object-count="0" meta:page-count="3" meta:paragraph-count="58" meta:word-count="1109" meta:character-count="7371" meta:non-whitespace-character-count="6265"/>
    <meta:generator>LibreOffice/4.3.3.2$Linux_x86 LibreOffice_project/430m0$Build-2</meta:generator>
  </office:meta>
</office:document-meta>
</file>